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Sharp.setDefinitions( String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harp.getIncrementalParame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harp.CShar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harp.getUnsafeParame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harp.getReferenceDelim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harp.addCompilerSpecificOptions( NetCommand comman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Sharp.setOutputFile( File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harp.getUnsaf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harp.getNoConfigParame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harp.getFileAlignParamet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Sharp.setDocFile( File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harp.getFileExten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harp.setUnsafe( boolean unsaf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harp.getDocFileParame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Sharp.setFileAlign( int fileAlig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harp.getIncrement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harp.setNoConfig( boolean en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harp.setIncremental( boolean increment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harp.getDefinitionsParamet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Sharp.clea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Sharp.setFullPaths( boolean en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harp.getFullPathsParame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harp.createResourceParameter( NetCommand command , DotnetResource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